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4214FCB2.png" manifest:media-type="image/png"/>
  <manifest:file-entry manifest:full-path="Pictures/10000A3D000034EB000034EB0DCECDB0.svg" manifest:media-type="image/svg+xml"/>
  <manifest:file-entry manifest:full-path="Pictures/100000010000020000000200E226A5F0.png" manifest:media-type="image/png"/>
  <manifest:file-entry manifest:full-path="Pictures/10000473000034EB000034EB108BB7B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Sans" svg:font-family="'Fira Sans'" style:font-family-generic="swiss" style:font-pitch="variable"/>
    <style:font-face style:name="IBM Plex Sans" svg:font-family="'IBM Plex Sans'" style:font-family-generic="system" style:font-pitch="variable"/>
    <style:font-face style:name="Koruri Regular" svg:font-family="'Koruri Regula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draw:fill="solid" draw:fill-color="#fafafa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標準図形スタイル_5f_1">
      <style:graphic-properties draw:stroke="none" svg:stroke-width="0.053cm" svg:stroke-color="#23373b" draw:marker-start-width="0.279cm" draw:marker-end-width="0.279cm" draw:fill="none" draw:fill-color="#fafafa" loext:fill-use-slide-background="false" draw:textarea-vertical-align="middle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" style:family="graphic" style:parent-style-name="標準図形スタイル_5f_1">
      <style:graphic-properties draw:stroke="none" draw:fill-color="#23373b" draw:textarea-vertical-align="middle" draw:auto-grow-height="false" fo:min-height="0.668cm" fo:min-width="2.782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afafa"/>
      <style:paragraph-properties fo:text-align="center"/>
      <style:text-properties fo:color="#23373b" loext:opacity="100%" style:font-name="Fira Sans"/>
    </style:style>
    <style:style style:name="P4" style:family="paragraph">
      <loext:graphic-properties draw:fill-color="#23373b"/>
      <style:paragraph-properties fo:text-align="center"/>
    </style:style>
    <style:style style:name="T1" style:family="text">
      <style:text-properties fo:color="#23373b" loext:opacity="100%" style:font-name="Fira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cm" svg:height="4cm" svg:x="1.5cm" svg:y="0cm">
          <draw:image xlink:href="Pictures/10000473000034EB000034EB108BB7B8.svg" xlink:type="simple" xlink:show="embed" xlink:actuate="onLoad" draw:mime-type="image/svg+xml">
            <text:p/>
          </draw:image>
          <draw:image xlink:href="Pictures/100000010000020000000200E226A5F0.png" xlink:type="simple" xlink:show="embed" xlink:actuate="onLoad" draw:mime-type="image/png"/>
        </draw:frame>
        <draw:frame draw:style-name="gr2" draw:text-style-name="P3" draw:layer="layout" svg:width="4cm" svg:height="2cm" svg:x="1.5cm" svg:y="3cm">
          <draw:text-box>
            <text:p text:style-name="P2"><text:span text:style-name="T1">ハト</text:span></text:p>
          </draw:text-box>
        </draw:frame>
        <draw:frame draw:style-name="gr3" draw:text-style-name="P2" draw:layer="layout" svg:width="4cm" svg:height="4cm" svg:x="14.5cm" svg:y="0cm">
          <draw:image xlink:href="Pictures/10000A3D000034EB000034EB0DCECDB0.svg" xlink:type="simple" xlink:show="embed" xlink:actuate="onLoad" draw:mime-type="image/svg+xml">
            <text:p/>
          </draw:image>
          <draw:image xlink:href="Pictures/1000000100000200000002004214FCB2.png" xlink:type="simple" xlink:show="embed" xlink:actuate="onLoad" draw:mime-type="image/png"/>
        </draw:frame>
        <draw:frame draw:style-name="gr2" draw:text-style-name="P3" draw:layer="layout" svg:width="4cm" svg:height="2cm" svg:x="14.5cm" svg:y="3cm">
          <draw:text-box>
            <text:p text:style-name="P2"><text:span text:style-name="T1">郵便</text:span></text:p>
          </draw:text-box>
        </draw:frame>
        <draw:custom-shape draw:style-name="gr4" draw:text-style-name="P4" draw:layer="layout" svg:width="5cm" svg:height="2.25cm" svg:x="7.5cm" svg:y="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Sans" svg:font-family="'Fira Sans'" style:font-family-generic="swiss" style:font-pitch="variable"/>
    <style:font-face style:name="IBM Plex Sans" svg:font-family="'IBM Plex Sans'" style:font-family-generic="system" style:font-pitch="variable"/>
    <style:font-face style:name="Koruri Regular" svg:font-family="'Koruri Regula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IBM Plex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IBM Plex Sans" style:font-family-complex="'IBM Plex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Koruri Regular" style:font-family-complex="'Koruri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8:08:26.749300633</meta:creation-date>
    <meta:print-date>2025-11-06T18:11:53.123435759</meta:print-date>
    <meta:printed-by>PDFファイル</meta:printed-by>
    <dc:date>2025-11-06T18:12:38.799228073</dc:date>
    <meta:editing-duration>PT45S</meta:editing-duration>
    <meta:editing-cycles>1</meta:editing-cycles>
    <meta:document-statistic meta:object-count="5"/>
    <meta:generator>LibreOffice/24.2.7.2$Linux_X86_64 LibreOffice_project/420$Build-2</meta:generator>
  </office:meta>
</office:document-meta>
</file>